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ptos Display1" svg:font-family="'Aptos Display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901cm" fo:margin-left="-0.191cm" fo:margin-top="0cm" fo:margin-bottom="0cm" table:align="left" style:writing-mode="lr-tb"/>
    </style:style>
    <style:style style:name="Tableau1.A" style:family="table-column">
      <style:table-column-properties style:column-width="11.164cm"/>
    </style:style>
    <style:style style:name="Tableau1.B" style:family="table-column">
      <style:table-column-properties style:column-width="4.736cm"/>
    </style:style>
    <style:style style:name="Tableau1.1" style:family="table-row">
      <style:table-row-properties style:min-row-height="0.529cm" style:keep-together="true" fo:keep-together="auto"/>
    </style:style>
    <style:style style:name="Tableau1.A1" style:family="table-cell">
      <style:table-cell-properties fo:background-color="#0e2841" fo:padding-left="0.191cm" fo:padding-right="0.191cm" fo:padding-top="0cm" fo:padding-bottom="0cm" fo:border="0.018cm solid #000001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0.018cm solid #000001"/>
    </style:style>
    <style:style style:name="Tableau2" style:family="table">
      <style:table-properties style:width="15.901cm" fo:margin-left="-0.191cm" fo:margin-top="0cm" fo:margin-bottom="0cm" table:align="left" style:writing-mode="lr-tb"/>
    </style:style>
    <style:style style:name="Tableau2.A" style:family="table-column">
      <style:table-column-properties style:column-width="11.799cm"/>
    </style:style>
    <style:style style:name="Tableau2.B" style:family="table-column">
      <style:table-column-properties style:column-width="4.101cm"/>
    </style:style>
    <style:style style:name="Tableau2.1" style:family="table-row">
      <style:table-row-properties style:min-row-height="0.529cm" style:keep-together="true" fo:keep-together="auto"/>
    </style:style>
    <style:style style:name="Tableau2.A1" style:family="table-cell">
      <style:table-cell-properties fo:background-color="#0e2841" fo:padding-left="0.191cm" fo:padding-right="0.191cm" fo:padding-top="0cm" fo:padding-bottom="0cm" fo:border="0.018cm solid #000001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="0.018cm solid #000001"/>
    </style:style>
    <style:style style:name="Tableau3" style:family="table">
      <style:table-properties style:width="15.901cm" fo:margin-left="-0.191cm" fo:margin-top="0cm" fo:margin-bottom="0cm" table:align="left" style:writing-mode="lr-tb"/>
    </style:style>
    <style:style style:name="Tableau3.A" style:family="table-column">
      <style:table-column-properties style:column-width="11.746cm"/>
    </style:style>
    <style:style style:name="Tableau3.B" style:family="table-column">
      <style:table-column-properties style:column-width="4.154cm"/>
    </style:style>
    <style:style style:name="Tableau3.1" style:family="table-row">
      <style:table-row-properties style:min-row-height="0.529cm" style:keep-together="true" fo:keep-together="auto"/>
    </style:style>
    <style:style style:name="Tableau3.A1" style:family="table-cell">
      <style:table-cell-properties fo:background-color="#0e2841" fo:padding-left="0.191cm" fo:padding-right="0.191cm" fo:padding-top="0cm" fo:padding-bottom="0cm" fo:border="0.018cm solid #000001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0f4761" style:font-name="Aptos Display" fo:font-size="12pt" fo:language="fr" fo:country="FR" fo:font-style="normal" fo:font-weight="normal" style:font-name-asian="Aptos Display1" style:font-size-asian="12pt" style:font-style-asian="normal" style:font-weight-asian="normal" style:font-name-complex="Aptos Display1" style:font-size-complex="12pt" style:font-style-complex="normal" style:font-weight-complex="normal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paragraph-properties fo:margin-left="0cm" fo:margin-right="0cm" fo:margin-top="0cm" fo:margin-bottom="0.282cm" fo:line-height="116%" fo:text-align="start" style:justify-single-word="false" fo:text-indent="0cm" style:auto-text-indent="false" text:number-lines="true" text:line-number="0"/>
    </style:style>
    <style:style style:name="P5" style:family="paragraph" style:parent-style-name="Standard">
      <style:paragraph-properties fo:margin-top="0.319cm" fo:margin-bottom="0.319cm" fo:text-align="start" style:justify-single-word="false"/>
    </style:style>
    <style:style style:name="P6" style:family="paragraph" style:parent-style-name="Standard">
      <style:paragraph-properties fo:margin-top="0.319cm" fo:margin-bottom="0.319cm" fo:text-align="start" style:justify-single-word="false"/>
      <style:text-properties style:font-name="Aptos" fo:font-size="12pt" fo:language="fr" fo:country="FR" style:font-name-asian="Aptos1" style:font-size-asian="12pt" style:font-name-complex="Aptos1" style:font-size-complex="12pt"/>
    </style:style>
    <style:style style:name="P7" style:family="paragraph" style:parent-style-name="Standard">
      <style:paragraph-properties fo:margin-top="0cm" fo:margin-bottom="0cm" fo:line-height="100%"/>
    </style:style>
    <style:style style:name="P8" style:family="paragraph" style:parent-style-name="Standard" style:master-page-name="Standard">
      <style:paragraph-properties fo:text-align="start" style:justify-single-word="false" style:page-number="auto"/>
    </style:style>
    <style:style style:name="P9" style:family="paragraph" style:parent-style-name="Heading_20_1">
      <style:paragraph-properties fo:margin-top="0.64cm" fo:margin-bottom="0.139cm" fo:text-align="start" style:justify-single-word="false"/>
    </style:style>
    <style:style style:name="P10" style:family="paragraph" style:parent-style-name="List_20_Paragraph" style:list-style-name="WWNum26"/>
    <style:style style:name="P11" style:family="paragraph" style:parent-style-name="List_20_Paragraph" style:list-style-name="WWNum24">
      <style:paragraph-properties fo:margin-top="0.319cm" fo:margin-bottom="0.319cm" fo:text-align="start" style:justify-single-word="false"/>
    </style:style>
    <style:style style:name="P12" style:family="paragraph" style:parent-style-name="List_20_Paragraph" style:list-style-name="WWNum21">
      <style:paragraph-properties fo:margin-top="0.319cm" fo:margin-bottom="0.319cm" fo:text-align="start" style:justify-single-word="false"/>
    </style:style>
    <style:style style:name="P13" style:family="paragraph" style:parent-style-name="List_20_Paragraph" style:list-style-name="WWNum22">
      <style:paragraph-properties fo:margin-top="0.319cm" fo:margin-bottom="0.319cm" fo:text-align="start" style:justify-single-word="false"/>
    </style:style>
    <style:style style:name="P14" style:family="paragraph" style:parent-style-name="List_20_Paragraph" style:list-style-name="WWNum23">
      <style:paragraph-properties fo:margin-top="0.319cm" fo:margin-bottom="0.319cm" fo:text-align="start" style:justify-single-word="false"/>
    </style:style>
    <style:style style:name="P15" style:family="paragraph" style:parent-style-name="List_20_Paragraph" style:list-style-name="WWNum25">
      <style:paragraph-properties fo:margin-top="0.319cm" fo:margin-bottom="0.319cm" fo:text-align="start" style:justify-single-word="false"/>
    </style:style>
    <style:style style:name="P16" style:family="paragraph" style:parent-style-name="List_20_Paragraph" style:list-style-name="WWNum18">
      <style:paragraph-properties fo:margin-top="0.319cm" fo:margin-bottom="0.319cm" fo:text-align="start" style:justify-single-word="false"/>
    </style:style>
    <style:style style:name="P17" style:family="paragraph" style:parent-style-name="List_20_Paragraph" style:list-style-name="WWNum19">
      <style:paragraph-properties fo:margin-top="0.319cm" fo:margin-bottom="0.319cm" fo:text-align="start" style:justify-single-word="false"/>
    </style:style>
    <style:style style:name="P18" style:family="paragraph" style:parent-style-name="List_20_Paragraph" style:list-style-name="WWNum20">
      <style:paragraph-properties fo:margin-top="0.319cm" fo:margin-bottom="0.319cm" fo:text-align="start" style:justify-single-word="false"/>
    </style:style>
    <style:style style:name="P19" style:family="paragraph" style:parent-style-name="List_20_Paragraph" style:list-style-name="WWNum29">
      <style:paragraph-properties fo:margin-top="0.319cm" fo:margin-bottom="0.319cm" fo:text-align="start" style:justify-single-word="false"/>
    </style:style>
    <style:style style:name="P20" style:family="paragraph" style:parent-style-name="List_20_Paragraph" style:list-style-name="WWNum1">
      <style:paragraph-properties fo:margin-top="0.423cm" fo:margin-bottom="0.423cm" fo:text-align="start" style:justify-single-word="false"/>
    </style:style>
    <style:style style:name="P21" style:family="paragraph" style:parent-style-name="List_20_Paragraph" style:list-style-name="WWNum2">
      <style:paragraph-properties fo:margin-top="0.423cm" fo:margin-bottom="0.423cm" fo:text-align="start" style:justify-single-word="false"/>
    </style:style>
    <style:style style:name="P22" style:family="paragraph" style:parent-style-name="List_20_Paragraph" style:list-style-name="WWNum3">
      <style:paragraph-properties fo:margin-top="0.423cm" fo:margin-bottom="0.423cm" fo:text-align="start" style:justify-single-word="false"/>
    </style:style>
    <style:style style:name="P23" style:family="paragraph" style:parent-style-name="List_20_Paragraph" style:list-style-name="WWNum4">
      <style:paragraph-properties fo:margin-top="0.423cm" fo:margin-bottom="0.423cm" fo:text-align="start" style:justify-single-word="false"/>
    </style:style>
    <style:style style:name="P24" style:family="paragraph" style:parent-style-name="List_20_Paragraph" style:list-style-name="WWNum5">
      <style:paragraph-properties fo:margin-top="0.423cm" fo:margin-bottom="0.423cm" fo:text-align="start" style:justify-single-word="false"/>
    </style:style>
    <style:style style:name="P25" style:family="paragraph" style:parent-style-name="List_20_Paragraph" style:list-style-name="WWNum6">
      <style:paragraph-properties fo:margin-top="0.423cm" fo:margin-bottom="0.423cm" fo:text-align="start" style:justify-single-word="false"/>
    </style:style>
    <style:style style:name="P26" style:family="paragraph" style:parent-style-name="List_20_Paragraph" style:list-style-name="WWNum7">
      <style:paragraph-properties fo:margin-top="0.423cm" fo:margin-bottom="0.423cm" fo:text-align="start" style:justify-single-word="false"/>
    </style:style>
    <style:style style:name="P27" style:family="paragraph" style:parent-style-name="List_20_Paragraph" style:list-style-name="WWNum8">
      <style:paragraph-properties fo:margin-top="0.423cm" fo:margin-bottom="0.423cm" fo:text-align="start" style:justify-single-word="false"/>
    </style:style>
    <style:style style:name="P28" style:family="paragraph" style:parent-style-name="List_20_Paragraph" style:list-style-name="WWNum9">
      <style:paragraph-properties fo:margin-top="0.423cm" fo:margin-bottom="0.423cm" fo:text-align="start" style:justify-single-word="false"/>
    </style:style>
    <style:style style:name="P29" style:family="paragraph" style:parent-style-name="List_20_Paragraph" style:list-style-name="WWNum10">
      <style:paragraph-properties fo:margin-top="0.423cm" fo:margin-bottom="0.423cm" fo:text-align="start" style:justify-single-word="false"/>
    </style:style>
    <style:style style:name="P30" style:family="paragraph" style:parent-style-name="List_20_Paragraph" style:list-style-name="WWNum11">
      <style:paragraph-properties fo:margin-top="0.423cm" fo:margin-bottom="0.423cm" fo:text-align="start" style:justify-single-word="false"/>
    </style:style>
    <style:style style:name="P31" style:family="paragraph" style:parent-style-name="List_20_Paragraph" style:list-style-name="WWNum12">
      <style:paragraph-properties fo:margin-top="0.423cm" fo:margin-bottom="0.423cm" fo:text-align="start" style:justify-single-word="false"/>
    </style:style>
    <style:style style:name="P32" style:family="paragraph" style:parent-style-name="List_20_Paragraph" style:list-style-name="WWNum13">
      <style:paragraph-properties fo:margin-top="0.423cm" fo:margin-bottom="0.423cm" fo:text-align="start" style:justify-single-word="false"/>
    </style:style>
    <style:style style:name="P33" style:family="paragraph" style:parent-style-name="List_20_Paragraph" style:list-style-name="WWNum14">
      <style:paragraph-properties fo:margin-top="0.423cm" fo:margin-bottom="0.423cm" fo:text-align="start" style:justify-single-word="false"/>
    </style:style>
    <style:style style:name="P34" style:family="paragraph" style:parent-style-name="List_20_Paragraph" style:list-style-name="WWNum15">
      <style:paragraph-properties fo:margin-top="0.423cm" fo:margin-bottom="0.423cm" fo:text-align="start" style:justify-single-word="false"/>
    </style:style>
    <style:style style:name="P35" style:family="paragraph" style:parent-style-name="List_20_Paragraph" style:list-style-name="WWNum16">
      <style:paragraph-properties fo:margin-top="0.423cm" fo:margin-bottom="0.423cm" fo:text-align="start" style:justify-single-word="false"/>
    </style:style>
    <style:style style:name="P36" style:family="paragraph" style:parent-style-name="List_20_Paragraph" style:list-style-name="WWNum17">
      <style:paragraph-properties fo:margin-top="0.423cm" fo:margin-bottom="0.423cm" fo:text-align="start" style:justify-single-word="false"/>
    </style:style>
    <style:style style:name="P37" style:family="paragraph" style:parent-style-name="List_20_Paragraph" style:list-style-name="WWNum2">
      <style:paragraph-properties fo:margin-top="0cm" fo:margin-bottom="0cm"/>
    </style:style>
    <style:style style:name="P38" style:family="paragraph" style:parent-style-name="List_20_Paragraph" style:list-style-name="WWNum4">
      <style:paragraph-properties fo:margin-top="0cm" fo:margin-bottom="0cm"/>
    </style:style>
    <style:style style:name="P39" style:family="paragraph" style:parent-style-name="Heading_20_2">
      <style:paragraph-properties fo:margin-top="0.28cm" fo:margin-bottom="0.139cm" fo:text-align="start" style:justify-single-word="false"/>
    </style:style>
    <style:style style:name="P40" style:family="paragraph" style:parent-style-name="Heading_20_3">
      <style:paragraph-properties fo:margin-top="0.28cm" fo:margin-bottom="0.139cm" fo:text-align="start" style:justify-single-word="false"/>
    </style:style>
    <style:style style:name="T1" style:family="text">
      <style:text-properties fo:color="#0f4761" style:font-name="Aptos Display" fo:font-size="12pt" fo:language="fr" fo:country="FR" fo:font-style="normal" fo:font-weight="normal" style:font-name-asian="Aptos Display1" style:font-size-asian="12pt" style:font-style-asian="normal" style:font-weight-asian="normal" style:font-name-complex="Aptos Display1" style:font-size-complex="12pt" style:font-style-complex="normal" style:font-weight-complex="normal"/>
    </style:style>
    <style:style style:name="T2" style:family="text">
      <style:text-properties fo:color="#0f4761" style:font-name="Aptos Display" fo:font-size="16pt" fo:language="fr" fo:country="FR" style:font-name-asian="Aptos Display1" style:font-size-asian="16pt" style:font-name-complex="Aptos Display1" style:font-size-complex="16pt"/>
    </style:style>
    <style:style style:name="T3" style:family="text">
      <style:text-properties fo:color="#0f4761" style:font-name="Aptos Display" fo:font-size="20pt" fo:language="fr" fo:country="FR" style:font-name-asian="Aptos Display1" style:font-size-asian="20pt" style:font-name-complex="Aptos Display1" style:font-size-complex="20pt"/>
    </style:style>
    <style:style style:name="T4" style:family="text">
      <style:text-properties fo:color="#0f4761" style:font-name="Aptos" fo:font-size="14pt" fo:language="fr" fo:country="FR" style:font-name-asian="Aptos1" style:font-size-asian="14pt" style:font-name-complex="Aptos1" style:font-size-complex="14pt"/>
    </style:style>
    <style:style style:name="T5" style:family="text">
      <style:text-properties fo:language="fr" fo:country="FR"/>
    </style:style>
    <style:style style:name="T6" style:family="text">
      <style:text-properties fo:language="fr" fo:country="FR" fo:font-style="italic" style:font-style-asian="italic" style:font-style-complex="italic"/>
    </style:style>
    <style:style style:name="T7" style:family="text">
      <style:text-properties fo:language="fr" fo:country="FR" fo:font-weight="bold" style:font-weight-asian="bold" style:font-weight-complex="bold"/>
    </style:style>
    <style:style style:name="T8" style:family="text">
      <style:text-properties style:font-name="Aptos" fo:font-size="12pt" fo:language="fr" fo:country="FR" style:font-name-asian="Aptos1" style:font-size-asian="12pt" style:font-name-complex="Aptos1" style:font-size-complex="12pt"/>
    </style:style>
    <style:style style:name="T9" style:family="text">
      <style:text-properties style:font-name="Aptos" fo:font-size="12pt" fo:language="fr" fo:country="FR" fo:font-weight="bold" style:font-name-asian="Aptos1" style:font-size-asian="12pt" style:font-weight-asian="bold" style:font-name-complex="Aptos1" style:font-size-complex="12pt" style:font-weight-complex="bold"/>
    </style:style>
    <style:style style:name="T10" style:family="text">
      <style:text-properties style:font-name="Aptos" fo:font-size="12pt" fo:language="fr" fo:country="FR" fo:font-style="normal" fo:font-weight="normal" style:font-name-asian="Aptos1" style:font-size-asian="12pt" style:font-style-asian="normal" style:font-weight-asian="normal" style:font-name-complex="Aptos1" style:font-size-complex="12pt" style:font-style-complex="normal" style:font-weight-complex="normal"/>
    </style:style>
    <style:style style:name="T11" style:family="text">
      <style:text-properties style:font-name="Aptos" fo:font-size="12pt" fo:language="fr" fo:country="FR" fo:font-style="italic" fo:font-weight="bold" style:font-name-asian="Aptos1" style:font-size-asian="12pt" style:font-style-asian="italic" style:font-weight-asian="bold" style:font-name-complex="Aptos1" style:font-size-complex="12pt" style:font-style-complex="italic" style:font-weight-complex="bold"/>
    </style:style>
    <style:style style:name="T12" style:family="text">
      <style:text-properties style:font-name="Aptos" fo:font-size="12pt" fo:language="en" fo:country="US" style:font-name-asian="Aptos1" style:font-size-asian="12pt" style:font-name-complex="Aptos1" style:font-size-complex="12pt"/>
    </style:style>
    <style:style style:name="T13" style:family="text">
      <style:text-properties style:font-name="Aptos" fo:font-size="11pt" fo:language="fr" fo:country="FR" style:font-name-asian="Aptos1" style:font-size-asian="11pt" style:font-name-complex="Aptos1" style:font-size-complex="11pt"/>
    </style:style>
    <style:style style:name="T14" style:family="text">
      <style:text-properties fo:color="#dae9f7" style:font-name="Aptos" fo:font-size="12pt" fo:language="fr" fo:country="FR" style:font-name-asian="Aptos1" style:font-size-asian="12pt" style:font-name-complex="Aptos1" style:font-size-complex="12pt"/>
    </style:style>
    <style:style style:name="T15" style:family="text">
      <style:text-properties fo:color="#dae9f7" style:font-name="Aptos" fo:font-size="12pt" fo:language="fr" fo:country="FR" fo:font-weight="bold" style:font-name-asian="Aptos1" style:font-size-asian="12pt" style:font-weight-asian="bold" style:font-name-complex="Aptos1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Heading_20_1_20_Char"><text:span text:style-name="T1">Nom : Soutadé-Gastaud</text:span></text:span></text:p>
      <text:p text:style-name="P1"><text:span text:style-name="Heading_20_1_20_Char"><text:span text:style-name="T1">Prénom : Julien</text:span></text:span></text:p>
      <text:p text:style-name="P1"><text:span text:style-name="Heading_20_1_20_Char"><text:span text:style-name="T1">Date de naissance : 27/10/1988</text:span></text:span></text:p>
      <text:p text:style-name="P2"/>
      <text:p text:style-name="Standard"><text:span text:style-name="T5">Le projet sera à rendre via github <text:s/>en 3 parties documentées (ajouter </text:span><text:span text:style-name="T9">Afec-angouleme</text:span><text:span text:style-name="T5"> aux collaborateurs du </text:span><text:span text:style-name="T6">repository)</text:span><text:span text:style-name="T5">. </text:span><text:line-break/><text:span text:style-name="T5">Ce fichier au nom ECF_CCP2_[PRENOM].docx est à envoyer à : </text:span><text:a xlink:type="simple" xlink:href="mailto:jonathan.jansen@afec.fr" text:style-name="Internet_20_link" text:visited-style-name="Visited_20_Internet_20_Link">jonathan.jansen@afec.fr</text:a><text:span text:style-name="T5"> au plus tard le Mercredi 10 Septembre à 17h</text:span><text:line-break/><text:line-break/><text:span text:style-name="T5">Le TP suivant est en 3 parties :</text:span></text:p>
      <text:list xml:id="list2320944893123405792" text:style-name="WWNum26">
        <text:list-item>
          <text:p text:style-name="P10"><text:span text:style-name="T5">Partie 1 – Bases de données et sécurité</text:span></text:p>
        </text:list-item>
        <text:list-item>
          <text:p text:style-name="P10"><text:span text:style-name="T5">Partie 2 – Composants d’accès aux données</text:span></text:p>
        </text:list-item>
        <text:list-item>
          <text:p text:style-name="P10"><text:span text:style-name="T5">Partie 3 – Développement backend complet</text:span></text:p>
        </text:list-item>
      </text:list>
      <text:p text:style-name="P4"><text:span text:style-name="T10">En aucun cas la partie Front n’est demandée, les productions de TP seront testées avec Postman</text:span><text:line-break/><text:span text:style-name="T10">Lors du TP vous pouvez utiliser tous les moyens à votre disposition.</text:span><text:line-break/><text:span text:style-name="T10">Ce qui n’est pas demandé n’est pas à faire.</text:span></text:p>
      <text:p text:style-name="Standard"><text:span text:style-name="T7">*Certaines parties pourront se faire lors de l’oral. (Il est recommandé de prévoir des scripts préparés, prise de notes et/ou autres fichiers, l’utilisation d’intelligence artificielle ne sera pas autorisée lors de l’oral).</text:span><text:line-break/><text:line-break/></text:p>
      <text:p text:style-name="P3"/>
      <text:p text:style-name="P3"/>
      <text:p text:style-name="P3"/>
      <text:list xml:id="list3504811623266775713" text:style-name="Outline">
        <text:list-item>
          <text:h text:style-name="P9" text:outline-level="1"><text:span text:style-name="T3">ECF CCP2 – Backend Node.js / SQL &amp; NoSQL </text:span></text:h>
        </text:list-item>
        <text:list-item>
          <text:h text:style-name="P9" text:outline-level="1"><text:span text:style-name="T2">Contexte général</text:span></text:h>
        </text:list-item>
      </text:list>
      <text:p text:style-name="P5"><text:span text:style-name="T8">Vous êtes chargé(e) de développer un backend pour une application de gestion de cours et utilisateurs. L’application doit permettre :</text:span></text:p>
      <text:list xml:id="list4711854920906962156" text:style-name="WWNum24">
        <text:list-item>
          <text:p text:style-name="P11"><text:span text:style-name="T8">Gestion sécurisée des utilisateurs et droits sur les bases de données</text:span></text:p>
        </text:list-item>
        <text:list-item>
          <text:p text:style-name="P11"><text:span text:style-name="T8">Sauvegarde et restauration des bases </text:span></text:p>
        </text:list-item>
        <text:list-item>
          <text:p text:style-name="P11"><text:soft-page-break/><text:span text:style-name="T8">Développement de composants d’accès aux données SQL et NoSQL </text:span></text:p>
        </text:list-item>
        <text:list-item>
          <text:p text:style-name="P11"><text:span text:style-name="T8">Création d’une API CRUD sécurisée côté serveur avec Node.js et Express</text:span></text:p>
        </text:list-item>
        <text:list-item>
          <text:p text:style-name="P11"><text:span text:style-name="T8">Validation et sécurité des entrées</text:span><text:line-break/></text:p>
        </text:list-item>
      </text:list>
      <text:p text:style-name="P5"><text:span text:style-name="T9">Technologies utilisées :</text:span><text:span text:style-name="T8"> </text:span></text:p>
      <text:list xml:id="list3949238653688115793" text:style-name="WWNum21">
        <text:list-item>
          <text:p text:style-name="P12"><text:span text:style-name="T12">SQL : MySQL </text:span></text:p>
        </text:list-item>
        <text:list-item>
          <text:p text:style-name="P12"><text:span text:style-name="T12">NoSQL : MongoDB </text:span></text:p>
        </text:list-item>
        <text:list-item>
          <text:p text:style-name="P12"><text:span text:style-name="T12">Backend : Node.js + Express </text:span></text:p>
        </text:list-item>
        <text:list-item>
          <text:p text:style-name="P12"><text:span text:style-name="T12">Authentification : JWT </text:span></text:p>
        </text:list-item>
        <text:list-item>
          <text:p text:style-name="P12"><text:span text:style-name="T12">Documentation : README</text:span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1657686" text:continue-list="list3504811623266775713" text:style-name="Outline">
        <text:list-item>
          <text:list>
            <text:list-item>
              <text:h text:style-name="P39" text:outline-level="2"><text:span text:style-name="T2">Partie 1 – Bases de données et sécurité</text:span></text:h>
            </text:list-item>
          </text:list>
        </text:list-item>
      </text:list>
      <text:p text:style-name="P5"><text:span text:style-name="T9">Objectifs :</text:span><text:span text:style-name="T8"> </text:span></text:p>
      <text:list xml:id="list8563620939477845876" text:style-name="WWNum22">
        <text:list-item>
          <text:p text:style-name="P13"><text:span text:style-name="T8">Créer et gérer des utilisateurs dans les bases SQL et NoSQL </text:span></text:p>
        </text:list-item>
        <text:list-item>
          <text:p text:style-name="P13"><text:span text:style-name="T8">Mettre en place des sauvegardes et restaurations</text:span></text:p>
        </text:list-item>
      </text:list>
      <text:list xml:id="list31642884" text:continue-list="list31657686" text:style-name="Outline">
        <text:list-item>
          <text:list>
            <text:list-item>
              <text:list>
                <text:list-item>
                  <text:h text:style-name="P40" text:outline-level="3"><text:span text:style-name="T4">Exercices pratiques</text:span></text:h>
                </text:list-item>
              </text:list>
            </text:list-item>
          </text:list>
        </text:list-item>
      </text:list>
      <text:list xml:id="list2990622656535602143" text:style-name="WWNum1">
        <text:list-item>
          <text:p text:style-name="P20"><text:span text:style-name="T9">Création des utilisateurs*</text:span></text:p>
        </text:list-item>
      </text:list>
      <text:list xml:id="list4071335754328608822" text:style-name="WWNum2">
        <text:list-item>
          <text:list>
            <text:list-item>
              <text:p text:style-name="P21"><text:span text:style-name="T8">Créez un utilisateur </text:span><text:span text:style-name="T13">app_user</text:span><text:span text:style-name="T8"> sur votre base SQL avec droits lecture/écriture sur </text:span><text:span text:style-name="T13">courses_db</text:span><text:span text:style-name="T8">.</text:span></text:p>
            </text:list-item>
            <text:list-item>
              <text:p text:style-name="P37"><text:span text:style-name="T8">Créez un utilisateur MongoDB </text:span><text:span text:style-name="T13">app_user</text:span><text:span text:style-name="T8"> avec rôle adapté pour les collections </text:span><text:span text:style-name="T13">users</text:span><text:span text:style-name="T8"> et </text:span><text:span text:style-name="T13">courses</text:span><text:span text:style-name="T8">.</text:span></text:p>
            </text:list-item>
            <text:list-item>
              <text:p text:style-name="P37"><text:span text:style-name="T8">Testez les restrictions : un utilisateur non autorisé ne doit pas accéder à certaines tables/collections.</text:span></text:p>
            </text:list-item>
          </text:list>
        </text:list-item>
      </text:list>
      <text:list xml:id="list9155373532002120718" text:style-name="WWNum3">
        <text:list-item>
          <text:p text:style-name="P22"><text:soft-page-break/><text:span text:style-name="T9">Sauvegarde et restauration*</text:span><text:tab/></text:p>
        </text:list-item>
      </text:list>
      <text:list xml:id="list5111566350457776454" text:style-name="WWNum4">
        <text:list-item>
          <text:list>
            <text:list-item>
              <text:p text:style-name="P23"><text:span text:style-name="T8">Sauvegardez votre base SQL (</text:span><text:span text:style-name="T13">mysqldump</text:span><text:span text:style-name="T8"> </text:span><text:tab/><text:span text:style-name="T8">ou </text:span><text:span text:style-name="T13">export depuis workbench/phpmyadmin</text:span><text:span text:style-name="T8">). </text:span></text:p>
            </text:list-item>
            <text:list-item>
              <text:p text:style-name="P38"><text:span text:style-name="T8">Sauvegardez votre base MongoDB (</text:span><text:span text:style-name="T13">mongodump ou export compass</text:span><text:span text:style-name="T8">). </text:span></text:p>
            </text:list-item>
            <text:list-item>
              <text:p text:style-name="P23"><text:span text:style-name="T8">Restaurez les deux sauvegardes dans une nouvelle instance. </text:span></text:p>
            </text:list-item>
          </text:list>
        </text:list-item>
      </text:list>
      <text:p text:style-name="P5"><text:span text:style-name="T9">Livrables :</text:span><text:span text:style-name="T8"> </text:span></text:p>
      <text:list xml:id="list2029298329892117856" text:style-name="WWNum23">
        <text:list-item>
          <text:p text:style-name="P14"><text:span text:style-name="T8">Scripts SQL pour la création des utilisateurs</text:span></text:p>
        </text:list-item>
        <text:list-item>
          <text:p text:style-name="P14"><text:span text:style-name="T8">Actions ou scripts pour sauvegarde et restauration </text:span><text:span text:style-name="T9">*</text:span></text:p>
        </text:list-item>
      </text:list>
      <text:p text:style-name="P6"/>
      <text:p text:style-name="P5"><text:span text:style-name="T9">Barème (10 points)</text:span><text:span text:style-name="T8"> </text:span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<text:span text:style-name="T15">Critère</text:span></text:p>
          </table:table-cell>
          <table:table-cell table:style-name="Tableau1.A1" office:value-type="string">
            <text:p text:style-name="P7"><text:span text:style-name="T15">Points</text:span></text:p>
          </table:table-cell>
        </table:table-row>
        <table:table-row table:style-name="Tableau1.1">
          <table:table-cell table:style-name="Tableau1.A2" office:value-type="string">
            <text:p text:style-name="P7"><text:span text:style-name="T8">Création correcte des utilisateurs et droits</text:span></text:p>
          </table:table-cell>
          <table:table-cell table:style-name="Tableau1.A2" office:value-type="string">
            <text:p text:style-name="P7"><text:span text:style-name="T8">4</text:span></text:p>
          </table:table-cell>
        </table:table-row>
        <table:table-row table:style-name="Tableau1.1">
          <table:table-cell table:style-name="Tableau1.A2" office:value-type="string">
            <text:p text:style-name="P7"><text:span text:style-name="T8">Sauvegarde fonctionnelle</text:span></text:p>
          </table:table-cell>
          <table:table-cell table:style-name="Tableau1.A2" office:value-type="string">
            <text:p text:style-name="P7"><text:span text:style-name="T8">3</text:span></text:p>
          </table:table-cell>
        </table:table-row>
        <table:table-row table:style-name="Tableau1.1">
          <table:table-cell table:style-name="Tableau1.A2" office:value-type="string">
            <text:p text:style-name="P7"><text:span text:style-name="T8">Restauration sans erreur</text:span></text:p>
          </table:table-cell>
          <table:table-cell table:style-name="Tableau1.A2" office:value-type="string">
            <text:p text:style-name="P7"><text:span text:style-name="T8">3</text:span></text:p>
          </table:table-cell>
        </table:table-row>
      </table:table>
      <text:p text:style-name="P3"/>
      <text:list xml:id="list31644126" text:continue-list="list31642884" text:style-name="Outline">
        <text:list-item>
          <text:list>
            <text:list-item>
              <text:h text:style-name="P39" text:outline-level="2"><text:span text:style-name="T2">Partie 2 – Composants d’accès aux données</text:span></text:h>
            </text:list-item>
          </text:list>
        </text:list-item>
      </text:list>
      <text:p text:style-name="P5"><text:span text:style-name="T9">Objectifs :</text:span><text:span text:style-name="T8"> <text:s/></text:span></text:p>
      <text:list xml:id="list6716068893456414010" text:style-name="WWNum25">
        <text:list-item>
          <text:p text:style-name="P15"><text:span text:style-name="T8">Créer des modules réutilisables pour SQL et NoSQL </text:span></text:p>
        </text:list-item>
        <text:list-item>
          <text:p text:style-name="P15"><text:span text:style-name="T8">Gérer correctement les erreurs et assurer la modularité</text:span></text:p>
        </text:list-item>
      </text:list>
      <text:list xml:id="list31639574" text:continue-list="list31644126" text:style-name="Outline">
        <text:list-item>
          <text:list>
            <text:list-item>
              <text:list>
                <text:list-item>
                  <text:h text:style-name="P40" text:outline-level="3"><text:span text:style-name="T4">Exercices pratiques</text:span></text:h>
                </text:list-item>
              </text:list>
            </text:list-item>
          </text:list>
        </text:list-item>
      </text:list>
      <text:list xml:id="list1143816924003321274" text:style-name="WWNum5">
        <text:list-item>
          <text:p text:style-name="P24"><text:span text:style-name="T9">Composant SQL</text:span><text:tab/></text:p>
        </text:list-item>
      </text:list>
      <text:list xml:id="list2903685261799452607" text:style-name="WWNum6">
        <text:list-item>
          <text:list>
            <text:list-item>
              <text:p text:style-name="P25"><text:span text:style-name="T8">Module </text:span><text:span text:style-name="T13">sqlUsers.js (correspondant au Model dans une application standard)</text:span><text:span text:style-name="T8"> pour gérer la table </text:span><text:span text:style-name="T13">users</text:span><text:span text:style-name="T8"> avec : </text:span><text:span text:style-name="T13">getAll</text:span><text:span text:style-name="T8">, </text:span><text:span text:style-name="T13">getById</text:span><text:span text:style-name="T8">, </text:span><text:span text:style-name="T13">insert</text:span><text:span text:style-name="T8">, </text:span><text:span text:style-name="T13">update</text:span><text:span text:style-name="T8">, </text:span><text:span text:style-name="T13">delete</text:span><text:span text:style-name="T8">.</text:span><text:line-break/><text:span text:style-name="T8">(L’entité </text:span><text:span text:style-name="T11">user</text:span><text:span text:style-name="T8"> a un nom, un email et un password )</text:span></text:p>
            </text:list-item>
          </text:list>
        </text:list-item>
      </text:list>
      <text:list xml:id="list5576027150767474164" text:style-name="WWNum7">
        <text:list-item>
          <text:p text:style-name="P26"><text:span text:style-name="T9">Composant MongoDB</text:span><text:tab/></text:p>
        </text:list-item>
      </text:list>
      <text:list xml:id="list8907512230263540195" text:style-name="WWNum8">
        <text:list-item>
          <text:list>
            <text:list-item>
              <text:p text:style-name="P27"><text:span text:style-name="T8">Module </text:span><text:span text:style-name="T13">mongoCourses.js (correspondant au Model dans une application standard) </text:span><text:span text:style-name="T8">pour gérer la collection </text:span><text:span text:style-name="T13">courses</text:span><text:span text:style-name="T8"> avec : </text:span><text:span text:style-name="T13">findAll</text:span><text:span text:style-name="T8">, </text:span><text:span text:style-name="T13">findOne</text:span><text:span text:style-name="T8">, </text:span><text:span text:style-name="T13">insertOne</text:span><text:span text:style-name="T8">, </text:span><text:span text:style-name="T13">updateOne</text:span><text:span text:style-name="T8">, </text:span><text:span text:style-name="T13">deleteOne</text:span><text:span text:style-name="T8">. (Vous êtes libre de définir les propriétés de courses)</text:span></text:p>
            </text:list-item>
          </text:list>
        </text:list-item>
      </text:list>
      <text:p text:style-name="P5"><text:span text:style-name="T9">Livrables :</text:span><text:span text:style-name="T8"> </text:span></text:p>
      <text:list xml:id="list8153075805686630375" text:style-name="WWNum18">
        <text:list-item>
          <text:p text:style-name="P16"><text:soft-page-break/><text:span text:style-name="T8">Fichiers Node.js modulaires </text:span></text:p>
        </text:list-item>
        <text:list-item>
          <text:p text:style-name="P16"><text:span text:style-name="T8">Script de test des modules montrant l’accès aux données et gestion des erreurs</text:span><text:line-break/><text:span text:style-name="T8">(Jest ou script personnalisée </text:span><text:span text:style-name="T9">test.js</text:span><text:span text:style-name="T8">)</text:span></text:p>
        </text:list-item>
      </text:list>
      <text:p text:style-name="P6"/>
      <text:p text:style-name="P5"><text:span text:style-name="T9">Barème (10 points)</text:span><text:span text:style-name="T8"> 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7"><text:span text:style-name="T15">Critère</text:span></text:p>
          </table:table-cell>
          <table:table-cell table:style-name="Tableau2.A1" office:value-type="string">
            <text:p text:style-name="P7"><text:span text:style-name="T15">Points</text:span></text:p>
          </table:table-cell>
        </table:table-row>
        <table:table-row table:style-name="Tableau2.1">
          <table:table-cell table:style-name="Tableau2.A2" office:value-type="string">
            <text:p text:style-name="P7"><text:span text:style-name="T8">Modularité et réutilisabilité</text:span></text:p>
          </table:table-cell>
          <table:table-cell table:style-name="Tableau2.A2" office:value-type="string">
            <text:p text:style-name="P7"><text:span text:style-name="T8">4</text:span></text:p>
          </table:table-cell>
        </table:table-row>
        <table:table-row table:style-name="Tableau2.1">
          <table:table-cell table:style-name="Tableau2.A2" office:value-type="string">
            <text:p text:style-name="P7"><text:span text:style-name="T8">Gestion des erreurs</text:span></text:p>
          </table:table-cell>
          <table:table-cell table:style-name="Tableau2.A2" office:value-type="string">
            <text:p text:style-name="P7"><text:span text:style-name="T8">3</text:span></text:p>
          </table:table-cell>
        </table:table-row>
        <table:table-row table:style-name="Tableau2.1">
          <table:table-cell table:style-name="Tableau2.A2" office:value-type="string">
            <text:p text:style-name="P7"><text:span text:style-name="T8">Fonctionnalité correcte</text:span></text:p>
          </table:table-cell>
          <table:table-cell table:style-name="Tableau2.A2" office:value-type="string">
            <text:p text:style-name="P7"><text:span text:style-name="T8">3</text:span></text:p>
          </table:table-cell>
        </table:table-row>
      </table:table>
      <text:list xml:id="list31637076" text:continue-list="list31639574" text:style-name="Outline">
        <text:list-item>
          <text:list>
            <text:list-item>
              <text:h text:style-name="P39" text:outline-level="2"><text:span text:style-name="T2">Partie 3 – Développement backend complet</text:span></text:h>
            </text:list-item>
          </text:list>
        </text:list-item>
      </text:list>
      <text:p text:style-name="P5"><text:span text:style-name="T9">Objectifs :</text:span><text:span text:style-name="T8"> </text:span></text:p>
      <text:list xml:id="list8038251116113231699" text:style-name="WWNum19">
        <text:list-item>
          <text:p text:style-name="P17"><text:span text:style-name="T8">Développer un CRUD complet avec Express et authentification </text:span></text:p>
        </text:list-item>
        <text:list-item>
          <text:p text:style-name="P17"><text:span text:style-name="T8">Sécuriser les entrées et documenter l’API</text:span></text:p>
        </text:list-item>
      </text:list>
      <text:list xml:id="list31634275" text:continue-list="list31637076" text:style-name="Outline">
        <text:list-item>
          <text:list>
            <text:list-item>
              <text:list>
                <text:list-item>
                  <text:h text:style-name="P40" text:outline-level="3"><text:span text:style-name="T4">Exercices pratiques</text:span></text:h>
                </text:list-item>
              </text:list>
            </text:list-item>
          </text:list>
        </text:list-item>
      </text:list>
      <text:list xml:id="list3546159908912480897" text:style-name="WWNum9">
        <text:list-item>
          <text:p text:style-name="P28"><text:span text:style-name="T9">API CRUD</text:span></text:p>
        </text:list-item>
      </text:list>
      <text:list xml:id="list6425535469253196222" text:style-name="WWNum10">
        <text:list-item>
          <text:list>
            <text:list-item>
              <text:p text:style-name="P29"><text:span text:style-name="T8">API pour </text:span><text:span text:style-name="T13">users</text:span><text:span text:style-name="T8"> et </text:span><text:span text:style-name="T13">courses</text:span><text:span text:style-name="T8"> avec routes </text:span><text:span text:style-name="T13">GET</text:span><text:span text:style-name="T8">, </text:span><text:span text:style-name="T13">POST</text:span><text:span text:style-name="T8">, </text:span><text:span text:style-name="T13">PUT</text:span><text:span text:style-name="T8">, </text:span><text:span text:style-name="T13">DELETE</text:span></text:p>
            </text:list-item>
            <text:list-item>
              <text:p text:style-name="P29"><text:span text:style-name="T8">Relier aux modules SQL/Mongo de la partie 2</text:span><text:tab/></text:p>
            </text:list-item>
          </text:list>
        </text:list-item>
      </text:list>
      <text:list xml:id="list3027383273076420921" text:style-name="WWNum11">
        <text:list-item>
          <text:p text:style-name="P30"><text:span text:style-name="T9">Middlewares</text:span></text:p>
        </text:list-item>
      </text:list>
      <text:list xml:id="list8931323770141976218" text:style-name="WWNum12">
        <text:list-item>
          <text:list>
            <text:list-item>
              <text:p text:style-name="P31"><text:span text:style-name="T8">Middleware d’authentification JWT</text:span></text:p>
            </text:list-item>
            <text:list-item>
              <text:p text:style-name="P31"><text:span text:style-name="T8">Middleware de gestion centralisée des erreurs</text:span><text:tab/></text:p>
            </text:list-item>
          </text:list>
        </text:list-item>
      </text:list>
      <text:list xml:id="list7061318023791805536" text:style-name="WWNum13">
        <text:list-item>
          <text:p text:style-name="P32"><text:span text:style-name="T9">Validation et sécurité</text:span><text:tab/></text:p>
        </text:list-item>
      </text:list>
      <text:list xml:id="list2328395456485462046" text:style-name="WWNum14">
        <text:list-item>
          <text:list>
            <text:list-item>
              <text:p text:style-name="P33"><text:span text:style-name="T8">Valider toutes les entrées (emails, champs obligatoires)</text:span></text:p>
            </text:list-item>
            <text:list-item>
              <text:p text:style-name="P33"><text:span text:style-name="T8">Sécuriser contre les injections SQL/NoSQL et hash des mots de passe avec bcrypt</text:span></text:p>
            </text:list-item>
          </text:list>
        </text:list-item>
      </text:list>
      <text:list xml:id="list3096464827965672318" text:style-name="WWNum15">
        <text:list-item>
          <text:p text:style-name="P34"><text:span text:style-name="T9">Architecture et documentation</text:span><text:tab/><text:tab/></text:p>
        </text:list-item>
      </text:list>
      <text:list xml:id="list6085551961787924082" text:style-name="WWNum16">
        <text:list-item>
          <text:list>
            <text:list-item>
              <text:p text:style-name="P35"><text:span text:style-name="T8">Séparer routes, contrôleurs, modèles et middlewares</text:span></text:p>
            </text:list-item>
            <text:list-item>
              <text:p text:style-name="P35"><text:span text:style-name="T8">Documenter l’API (README complet)</text:span></text:p>
            </text:list-item>
          </text:list>
        </text:list-item>
      </text:list>
      <text:p text:style-name="P5"><text:soft-page-break/><text:span text:style-name="T9">Livrables :</text:span><text:span text:style-name="T8"> </text:span></text:p>
      <text:list xml:id="list7491332661299148563" text:style-name="WWNum20">
        <text:list-item>
          <text:p text:style-name="P18"><text:span text:style-name="T8">Projet Node.js complet avec Express, modules SQL/Mongo et middlewares</text:span></text:p>
        </text:list-item>
        <text:list-item>
          <text:p text:style-name="P18"><text:span text:style-name="T8">Documentation README.md</text:span></text:p>
        </text:list-item>
      </text:list>
      <text:p text:style-name="P5"><text:span text:style-name="T9">Barème (30 points)</text:span><text:span text:style-name="T8"> </text:span>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7"><text:span text:style-name="T14">Critère</text:span></text:p>
          </table:table-cell>
          <table:table-cell table:style-name="Tableau3.A1" office:value-type="string">
            <text:p text:style-name="P7"><text:span text:style-name="T14">Points</text:span></text:p>
          </table:table-cell>
        </table:table-row>
        <table:table-row table:style-name="Tableau3.1">
          <table:table-cell table:style-name="Tableau3.A2" office:value-type="string">
            <text:p text:style-name="P7"><text:span text:style-name="T8">Fonctionnalité CRUD complète</text:span></text:p>
          </table:table-cell>
          <table:table-cell table:style-name="Tableau3.A2" office:value-type="string">
            <text:p text:style-name="P7"><text:span text:style-name="T8">12</text:span></text:p>
          </table:table-cell>
        </table:table-row>
        <table:table-row table:style-name="Tableau3.1">
          <table:table-cell table:style-name="Tableau3.A2" office:value-type="string">
            <text:p text:style-name="P7"><text:span text:style-name="T8">Sécurité et validation</text:span></text:p>
          </table:table-cell>
          <table:table-cell table:style-name="Tableau3.A2" office:value-type="string">
            <text:p text:style-name="P7"><text:span text:style-name="T8">9</text:span></text:p>
          </table:table-cell>
        </table:table-row>
        <table:table-row table:style-name="Tableau3.1">
          <table:table-cell table:style-name="Tableau3.A2" office:value-type="string">
            <text:p text:style-name="P7"><text:span text:style-name="T8">Architecture et modularité</text:span></text:p>
          </table:table-cell>
          <table:table-cell table:style-name="Tableau3.A2" office:value-type="string">
            <text:p text:style-name="P7"><text:span text:style-name="T8">6</text:span></text:p>
          </table:table-cell>
        </table:table-row>
        <table:table-row table:style-name="Tableau3.1">
          <table:table-cell table:style-name="Tableau3.A2" office:value-type="string">
            <text:p text:style-name="P7"><text:span text:style-name="T8">Documentation API</text:span></text:p>
          </table:table-cell>
          <table:table-cell table:style-name="Tableau3.A2" office:value-type="string">
            <text:p text:style-name="P7"><text:span text:style-name="T8">3</text:span></text:p>
          </table:table-cell>
        </table:table-row>
      </table:table>
      <text:list xml:id="list31636889" text:continue-list="list31634275" text:style-name="Outline">
        <text:list-item>
          <text:list>
            <text:list-item>
              <text:h text:style-name="P39" text:outline-level="2"><text:span text:style-name="T2">Évaluation finale</text:span></text:h>
            </text:list-item>
          </text:list>
        </text:list-item>
      </text:list>
      <text:list xml:id="list2239029096119996121" text:style-name="WWNum17">
        <text:list-item>
          <text:p text:style-name="P36"><text:span text:style-name="T8">Partie 1 : 10 points</text:span></text:p>
        </text:list-item>
        <text:list-item>
          <text:p text:style-name="P36"><text:span text:style-name="T8">Partie 2 : 10 points</text:span></text:p>
        </text:list-item>
        <text:list-item>
          <text:p text:style-name="P36"><text:span text:style-name="T8">Partie 3 : 30 points</text:span></text:p>
        </text:list-item>
        <text:list-item>
          <text:p text:style-name="P36"><text:span text:style-name="T9">Total : 50 points</text:span></text:p>
        </text:list-item>
      </text:list>
      <text:p text:style-name="P5"><text:span text:style-name="T9">Notation :</text:span><text:span text:style-name="T8"> </text:span></text:p>
      <text:list xml:id="list8120243300679067854" text:style-name="WWNum29">
        <text:list-item>
          <text:p text:style-name="P19"><text:span text:style-name="T8">≥46 : Excellent </text:span></text:p>
        </text:list-item>
        <text:list-item>
          <text:p text:style-name="P19"><text:span text:style-name="T8">38-45 : Très bien </text:span></text:p>
        </text:list-item>
        <text:list-item>
          <text:p text:style-name="P19"><text:span text:style-name="T8">30-37 : Bien </text:span></text:p>
        </text:list-item>
        <text:list-item>
          <text:p text:style-name="P19"><text:span text:style-name="T8">25-27 : Acceptable </text:span></text:p>
        </text:list-item>
        <text:list-item>
          <text:p text:style-name="P19"><text:span text:style-name="T8">&lt;25 : Insuffisan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ptos Display1" svg:font-family="'Aptos Display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6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282cm" fo:line-height="116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ptos" fo:font-size="12pt" fo:language="fr" fo:country="FR" style:font-name-asian="SimSun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635cm" fo:margin-bottom="0.141cm" fo:keep-together="always" fo:keep-with-next="always"/>
      <style:text-properties fo:color="#0f4761" style:font-name="Aptos Display" fo:font-size="20pt" style:font-name-asian="F" style:font-size-asian="20pt" style:font-name-complex="F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82cm" fo:margin-bottom="0.141cm" fo:keep-together="always" fo:keep-with-next="always"/>
      <style:text-properties fo:color="#0f4761" style:font-name="Aptos Display" fo:font-size="16pt" style:font-name-asian="F" style:font-size-asian="16pt" style:font-name-complex="F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82cm" fo:margin-bottom="0.141cm" fo:keep-together="always" fo:keep-with-next="always"/>
      <style:text-properties fo:color="#0f4761" fo:font-size="14pt" style:font-name-asian="F" style:font-size-asian="14pt" style:font-name-complex="F" style:font-size-complex="14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style:font-name="Aptos Display" fo:font-size="20pt" style:font-name-asian="F" style:font-size-asian="20pt" style:font-name-complex="F" style:font-size-complex="20pt"/>
    </style:style>
    <style:style style:name="Internet_20_link" style:display-name="Internet link" style:family="text" style:parent-style-name="Default_20_Paragraph_20_Font">
      <style:text-properties fo:color="#467886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9-07T08:55:13.370</meta:creation-date>
    <dc:date>2025-09-10T11:37:51.38</dc:date>
    <meta:initial-creator>Jonathan JANSEN</meta:initial-creator>
    <meta:generator>OpenOffice/4.1.14$Win32 OpenOffice.org_project/4114m1$Build-9811</meta:generator>
    <meta:document-statistic meta:table-count="3" meta:image-count="0" meta:object-count="0" meta:page-count="5" meta:paragraph-count="111" meta:word-count="731" meta:character-count="447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